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1906aa2" officeooo:paragraph-rsid="03e0c4ab" style:font-weight-asian="bold" style:font-weight-complex="bold"/>
    </style:style>
    <style:style style:name="P37" style:family="paragraph" style:parent-style-name="Text_20_body">
      <style:text-properties fo:font-weight="bold" officeooo:rsid="020f1760" officeooo:paragraph-rsid="02d26998" style:font-weight-asian="bold" style:font-weight-complex="bold"/>
    </style:style>
    <style:style style:name="P38" style:family="paragraph" style:parent-style-name="Text_20_body">
      <style:text-properties fo:font-weight="bold" officeooo:rsid="024c667e" officeooo:paragraph-rsid="02f394bb" style:font-weight-asian="bold" style:font-weight-complex="bold"/>
    </style:style>
    <style:style style:name="P39" style:family="paragraph" style:parent-style-name="Text_20_body">
      <style:text-properties fo:font-weight="bold" officeooo:rsid="025ccdd7" officeooo:paragraph-rsid="03525f4b" style:font-weight-asian="bold" style:font-weight-complex="bold"/>
    </style:style>
    <style:style style:name="P40" style:family="paragraph" style:parent-style-name="Text_20_body">
      <style:text-properties fo:font-weight="bold" officeooo:rsid="036193af" officeooo:paragraph-rsid="036193af" style:font-weight-asian="bold" style:font-weight-complex="bold"/>
    </style:style>
    <style:style style:name="P41" style:family="paragraph" style:parent-style-name="Text_20_body">
      <style:text-properties fo:font-weight="bold" officeooo:rsid="03ab55a6" officeooo:paragraph-rsid="03ba5e1a"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1a426a"/>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e0234" officeooo:paragraph-rsid="032e0234"/>
    </style:style>
    <style:style style:name="P61" style:family="paragraph" style:parent-style-name="Text_20_body">
      <style:text-properties officeooo:rsid="03356d71" officeooo:paragraph-rsid="03356d71"/>
    </style:style>
    <style:style style:name="P62" style:family="paragraph" style:parent-style-name="Text_20_body">
      <style:text-properties fo:font-style="normal" officeooo:rsid="033ccd16" officeooo:paragraph-rsid="033ccd16" style:font-style-asian="normal" style:font-style-complex="normal"/>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a33f41" officeooo:paragraph-rsid="03a33f41" style:font-style-asian="normal" style:font-style-complex="normal"/>
    </style:style>
    <style:style style:name="P65"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6"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7"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69" style:family="paragraph" style:parent-style-name="Text_20_body">
      <style:text-properties officeooo:paragraph-rsid="03e0c4ab"/>
    </style:style>
    <style:style style:name="P70" style:family="paragraph" style:parent-style-name="Text_20_body">
      <style:text-properties officeooo:rsid="036e3003" officeooo:paragraph-rsid="03e0c4ab"/>
    </style:style>
    <style:style style:name="P71" style:family="paragraph" style:parent-style-name="Title">
      <style:text-properties officeooo:rsid="016da5a1" officeooo:paragraph-rsid="016da5a1"/>
    </style:style>
    <style:style style:name="P72" style:family="paragraph" style:parent-style-name="Author">
      <style:text-properties officeooo:rsid="00bb700a" officeooo:paragraph-rsid="016da5a1"/>
    </style:style>
    <style:style style:name="P73" style:family="paragraph" style:parent-style-name="Bibliography_20_1">
      <style:paragraph-properties>
        <style:tab-stops/>
      </style:paragraph-properties>
    </style:style>
    <style:style style:name="P74" style:family="paragraph" style:parent-style-name="Code_20_Source">
      <style:text-properties officeooo:paragraph-rsid="03a33f41"/>
    </style:style>
    <style:style style:name="P75" style:family="paragraph" style:parent-style-name="Code_20_Source">
      <style:text-properties fo:font-style="normal" officeooo:rsid="034969da" officeooo:paragraph-rsid="03a33f41" style:font-style-asian="normal" style:font-style-complex="normal"/>
    </style:style>
    <style:style style:name="P76" style:family="paragraph" style:parent-style-name="Text_20_body">
      <style:paragraph-properties fo:break-before="page"/>
      <style:text-properties fo:font-weight="normal" officeooo:rsid="0198c0bc" officeooo:paragraph-rsid="03a5f13c" style:font-weight-asian="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fo:font-style="normal" officeooo:rsid="034969da" officeooo:paragraph-rsid="034969da" style:font-style-asian="normal" style:font-style-complex="normal"/>
    </style:style>
    <style:style style:name="P79" style:family="paragraph" style:parent-style-name="Text_20_body">
      <style:text-properties officeooo:rsid="033ccd16" officeooo:paragraph-rsid="03f09eb0"/>
    </style:style>
    <style:style style:name="P80" style:family="paragraph" style:parent-style-name="Text_20_body">
      <style:text-properties officeooo:rsid="03f6f2bc" officeooo:paragraph-rsid="03f6f2bc"/>
    </style:style>
    <style:style style:name="P81" style:family="paragraph" style:parent-style-name="Heading_20_1">
      <style:text-properties officeooo:paragraph-rsid="016da5a1"/>
    </style:style>
    <style:style style:name="P82" style:family="paragraph" style:parent-style-name="Heading_20_1">
      <style:text-properties officeooo:rsid="016b4da7" officeooo:paragraph-rsid="016f2abf"/>
    </style:style>
    <style:style style:name="P83"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fo:font-weight="normal" officeooo:rsid="03fd0a6d" style:font-weight-asian="normal" style:font-weight-complex="normal"/>
    </style:style>
    <style:style style:name="T160" style:family="text">
      <style:text-properties officeooo:rsid="027bc3cc"/>
    </style:style>
    <style:style style:name="T161" style:family="text">
      <style:text-properties officeooo:rsid="0296d09d"/>
    </style:style>
    <style:style style:name="T162" style:family="text">
      <style:text-properties officeooo:rsid="02ae5bbf"/>
    </style:style>
    <style:style style:name="T163" style:family="text">
      <style:text-properties officeooo:rsid="02c3276b"/>
    </style:style>
    <style:style style:name="T164" style:family="text">
      <style:text-properties officeooo:rsid="02cb2a91"/>
    </style:style>
    <style:style style:name="T165" style:family="text">
      <style:text-properties officeooo:rsid="02e8779e"/>
    </style:style>
    <style:style style:name="T166" style:family="text">
      <style:text-properties fo:font-style="italic" fo:font-weight="normal" officeooo:rsid="02efea6f" style:font-style-asian="italic" style:font-weight-asian="normal"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officeooo:rsid="03362f63" style:font-style-asian="italic" style:font-style-complex="italic"/>
    </style:style>
    <style:style style:name="T169" style:family="text">
      <style:text-properties fo:font-style="italic" officeooo:rsid="035e9b04" style:font-style-asian="italic" style:font-style-complex="italic"/>
    </style:style>
    <style:style style:name="T170" style:family="text">
      <style:text-properties fo:font-style="italic" officeooo:rsid="03cbdc2e" style:font-style-asian="italic" style:font-style-complex="italic"/>
    </style:style>
    <style:style style:name="T171" style:family="text">
      <style:text-properties fo:font-style="italic" officeooo:rsid="03f5eb80"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b95e0" style:font-style-asian="normal" style:font-style-complex="normal"/>
    </style:style>
    <style:style style:name="T185" style:family="text">
      <style:text-properties fo:font-style="normal" officeooo:rsid="03651e24" style:font-style-asian="normal" style:font-style-complex="normal"/>
    </style:style>
    <style:style style:name="T186" style:family="text">
      <style:text-properties fo:font-style="normal" officeooo:rsid="03cbdc2e" style:font-style-asian="normal" style:font-style-complex="normal"/>
    </style:style>
    <style:style style:name="T187" style:family="text">
      <style:text-properties fo:font-style="normal" officeooo:rsid="03cdc14e" style:font-style-asian="normal" style:font-style-complex="normal"/>
    </style:style>
    <style:style style:name="T188" style:family="text">
      <style:text-properties fo:font-style="normal" officeooo:rsid="03e60a0b" style:font-style-asian="normal" style:font-style-complex="normal"/>
    </style:style>
    <style:style style:name="T189" style:family="text">
      <style:text-properties fo:font-style="normal" officeooo:rsid="03e67196" style:font-style-asian="normal" style:font-style-complex="normal"/>
    </style:style>
    <style:style style:name="T190" style:family="text">
      <style:text-properties fo:font-style="normal" officeooo:rsid="03ed23e0" style:font-style-asian="normal" style:font-style-complex="normal"/>
    </style:style>
    <style:style style:name="T191" style:family="text">
      <style:text-properties fo:font-style="normal" officeooo:rsid="03f09eb0" style:font-style-asian="normal" style:font-style-complex="normal"/>
    </style:style>
    <style:style style:name="T192" style:family="text">
      <style:text-properties fo:font-style="normal" officeooo:rsid="03f0c93b" style:font-style-asian="normal" style:font-style-complex="normal"/>
    </style:style>
    <style:style style:name="T193" style:family="text">
      <style:text-properties fo:font-style="normal" officeooo:rsid="03f426c5" style:font-style-asian="normal" style:font-style-complex="normal"/>
    </style:style>
    <style:style style:name="T194" style:family="text">
      <style:text-properties fo:font-style="normal" officeooo:rsid="03f47c03" style:font-style-asian="normal" style:font-style-complex="normal"/>
    </style:style>
    <style:style style:name="T195" style:family="text">
      <style:text-properties fo:font-style="normal" officeooo:rsid="03f5eb80" style:font-style-asian="normal" style:font-style-complex="normal"/>
    </style:style>
    <style:style style:name="T196" style:family="text">
      <style:text-properties fo:font-style="normal" officeooo:rsid="03f601dd" style:font-style-asian="normal" style:font-style-complex="normal"/>
    </style:style>
    <style:style style:name="T197" style:family="text">
      <style:text-properties fo:font-style="normal" officeooo:rsid="03f6f2bc" style:font-style-asian="normal" style:font-style-complex="normal"/>
    </style:style>
    <style:style style:name="T198" style:family="text">
      <style:text-properties fo:font-style="normal" officeooo:rsid="03f8a1d3" style:font-style-asian="normal" style:font-style-complex="normal"/>
    </style:style>
    <style:style style:name="T199" style:family="text">
      <style:text-properties fo:font-style="normal" officeooo:rsid="03fa3d57" style:font-style-asian="normal" style:font-style-complex="normal"/>
    </style:style>
    <style:style style:name="T200" style:family="text">
      <style:text-properties fo:font-style="normal" officeooo:rsid="03fb169a" style:font-style-asian="normal" style:font-style-complex="normal"/>
    </style:style>
    <style:style style:name="T201" style:family="text">
      <style:text-properties officeooo:rsid="02f7fee3"/>
    </style:style>
    <style:style style:name="T202" style:family="text">
      <style:text-properties officeooo:rsid="02f8e5d3"/>
    </style:style>
    <style:style style:name="T203" style:family="text">
      <style:text-properties officeooo:rsid="03020f40"/>
    </style:style>
    <style:style style:name="T204" style:family="text">
      <style:text-properties officeooo:rsid="0304e693"/>
    </style:style>
    <style:style style:name="T205" style:family="text">
      <style:text-properties officeooo:rsid="03189c51"/>
    </style:style>
    <style:style style:name="T206" style:family="text">
      <style:text-properties officeooo:rsid="031f7a34"/>
    </style:style>
    <style:style style:name="T207" style:family="text">
      <style:text-properties officeooo:rsid="0324b645"/>
    </style:style>
    <style:style style:name="T208" style:family="text">
      <style:text-properties officeooo:rsid="03305a4b"/>
    </style:style>
    <style:style style:name="T209" style:family="text">
      <style:text-properties officeooo:rsid="03321348"/>
    </style:style>
    <style:style style:name="T210" style:family="text">
      <style:text-properties officeooo:rsid="03362f63"/>
    </style:style>
    <style:style style:name="T211" style:family="text">
      <style:text-properties officeooo:rsid="033f8c6e"/>
    </style:style>
    <style:style style:name="T212" style:family="text">
      <style:text-properties officeooo:rsid="0340dd4e"/>
    </style:style>
    <style:style style:name="T213" style:family="text">
      <style:text-properties officeooo:rsid="03425a92"/>
    </style:style>
    <style:style style:name="T214" style:family="text">
      <style:text-properties officeooo:rsid="034fadef"/>
    </style:style>
    <style:style style:name="T215" style:family="text">
      <style:text-properties officeooo:rsid="0353f10e"/>
    </style:style>
    <style:style style:name="T216" style:family="text">
      <style:text-properties officeooo:rsid="0357973c"/>
    </style:style>
    <style:style style:name="T217" style:family="text">
      <style:text-properties officeooo:rsid="035e9b04"/>
    </style:style>
    <style:style style:name="T218" style:family="text">
      <style:text-properties officeooo:rsid="035efedf"/>
    </style:style>
    <style:style style:name="T219" style:family="text">
      <style:text-properties officeooo:rsid="0360d6bf"/>
    </style:style>
    <style:style style:name="T220" style:family="text">
      <style:text-properties officeooo:rsid="0369705c"/>
    </style:style>
    <style:style style:name="T221" style:family="text">
      <style:text-properties officeooo:rsid="036b2b1b"/>
    </style:style>
    <style:style style:name="T222" style:family="text">
      <style:text-properties officeooo:rsid="036bbfdd"/>
    </style:style>
    <style:style style:name="T223" style:family="text">
      <style:text-properties officeooo:rsid="036db5d5"/>
    </style:style>
    <style:style style:name="T224" style:family="text">
      <style:text-properties officeooo:rsid="03799604"/>
    </style:style>
    <style:style style:name="T225" style:family="text">
      <style:text-properties officeooo:rsid="0381eda7"/>
    </style:style>
    <style:style style:name="T226" style:family="text">
      <style:text-properties officeooo:rsid="0383bb54"/>
    </style:style>
    <style:style style:name="T227" style:family="text">
      <style:text-properties officeooo:rsid="038d6e8d"/>
    </style:style>
    <style:style style:name="T228" style:family="text">
      <style:text-properties officeooo:rsid="038f0514"/>
    </style:style>
    <style:style style:name="T229" style:family="text">
      <style:text-properties officeooo:rsid="0397622a"/>
    </style:style>
    <style:style style:name="T230" style:family="text">
      <style:text-properties officeooo:rsid="039c7236"/>
    </style:style>
    <style:style style:name="T231" style:family="text">
      <style:text-properties officeooo:rsid="039dc707"/>
    </style:style>
    <style:style style:name="T232" style:family="text">
      <style:text-properties officeooo:rsid="03a27414"/>
    </style:style>
    <style:style style:name="T233" style:family="text">
      <style:text-properties officeooo:rsid="03a445f5"/>
    </style:style>
    <style:style style:name="T234" style:family="text">
      <style:text-properties officeooo:rsid="03a8f402"/>
    </style:style>
    <style:style style:name="T235" style:family="text">
      <style:text-properties officeooo:rsid="03c6a36b"/>
    </style:style>
    <style:style style:name="T236" style:family="text">
      <style:text-properties officeooo:rsid="03c82e41"/>
    </style:style>
    <style:style style:name="T237" style:family="text">
      <style:text-properties officeooo:rsid="03cbdc2e"/>
    </style:style>
    <style:style style:name="T238" style:family="text">
      <style:text-properties officeooo:rsid="03d298ae"/>
    </style:style>
    <style:style style:name="T239" style:family="text">
      <style:text-properties officeooo:rsid="03d58049"/>
    </style:style>
    <style:style style:name="T240" style:family="text">
      <style:text-properties officeooo:rsid="03d82333"/>
    </style:style>
    <style:style style:name="T241" style:family="text">
      <style:text-properties officeooo:rsid="03e3f99c"/>
    </style:style>
    <style:style style:name="T242" style:family="text">
      <style:text-properties officeooo:rsid="03e7d157"/>
    </style:style>
    <style:style style:name="T243" style:family="text">
      <style:text-properties officeooo:rsid="03e84964"/>
    </style:style>
    <style:style style:name="T244" style:family="text">
      <style:text-properties officeooo:rsid="03f426c5"/>
    </style:style>
    <style:style style:name="T245" style:family="text">
      <style:text-properties officeooo:rsid="032dced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72">Arkadiusz Bulski</text:p>
      <text:h text:style-name="P81"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82"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3" text:outline-level="1">New ideas</text:h>
      <text:p text:style-name="Text_20_body"/>
      <text:h text:style-name="Heading_20_3" text:outline-level="3">Inodes are not efficient. </text:h>
      <text:p text:style-name="P69"><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9"><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2">the </text:span><text:span text:style-name="T166">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66">block approach. </text:span><text:span text:style-name="T172">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conservatively, one block at a time </text:span><text:span text:style-name="T105">eventually </text:span><text:span text:style-name="T63">leading to fragmentation of metadata. </text:span></text:p>
      <text:p text:style-name="P32"><text:span text:style-name="T109">Block</text:span><text:span text:style-name="T24"> approach </text:span><text:span text:style-name="T64">seems efficient at first glance because</text:span><text:span text:style-name="T24"> changing one detail </text:span><text:span text:style-name="T25">should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7">sweep</text:span><text:span text:style-name="T26"> is better in every 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5"/>
      <text:p text:style-name="P38"><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read and write operations</text:span><text:span text:style-name="T76">. </text:span><text:span text:style-name="T77">Parent directory metadata is also excluded. At time zero </text:span><text:span text:style-name="T98">we assume 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7"/>
      <text:p text:style-name="P39"><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We <text:span text:style-name="T165">conceive</text:span> <text:span text:style-name="T162">a </text:span>simulation with <text:span text:style-name="T161">three</text:span> independent variables, N is number of <text:span text:style-name="T161">blocks accessed </text:span>in each cycle, <text:span text:style-name="T161">M is number</text:span> <text:span text:style-name="T161">of blocks total, </text:span>and <text:span text:style-name="T161">B</text:span> is number of cycles. <text:span text:style-name="T215">Only a 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5"><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16">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could be accessed <text:span text:style-name="T201">during one cycle before block approach starts to loose advantage. Asymptotically, </text:span>less than 1 in 166 metadata blocks <text:span text:style-name="T164">could be accessed. For smallest files the limit is 2 blocks. </text:span></text:p>
      <text:p text:style-name="P53">Remember when earlier <text:span text:style-name="T163">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8"/>
      <text:p text:style-name="P51">When we store individual blocks we gain on transfer time related to small block size but we pay for it with seek time the next time we read said blocks. <text:span text:style-name="T160">Disk characteristics make this exchange totally unfair. One seek takes as much time as transferring 1.2 MB which can for all practical purposes fit complete metadata of any imaginable file, ever. </text:span></text:p>
      <text:p text:style-name="P15">Additionally <text:span text:style-name="T214">the </text:span>extent approach has the benefit that one checksum is enough to verify integrity of all metadata while <text:span text:style-name="T214">the </text:span>block approach <text:span text:style-name="T204">would use</text:span> as many checksums as <text:soft-page-break/>there are blocks. </text:p>
      <text:p text:style-name="P15"/>
      <text:p text:style-name="P16">Finally it should be admitted that the theoretical model above assumes most naive implementation of block approach <text:span text:style-name="T217">where blocks are allocated individually from entire disk (independently from uniform distribution)</text:span>. It would be possible to allocate blocks close to each <text:span text:style-name="T218">other whenever possible, increasing so called </text:span><text:span text:style-name="T169">spatial locality</text:span>. Orlov allocator is the mechanism meant to achieve exactly that. However <text:span text:style-name="T219">it </text:span>would <text:span text:style-name="T218">arguably </text:span>make the block approach only so much better in comparison <text:span text:style-name="T202">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36"><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40"><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7"><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oft-page-break/><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7"><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span text:style-name="T159">on extent efficiency</text:span><text:span text:style-name="T157">. </text:span></text:p>
      <text:p text:style-name="P9"/>
      <text:p text:style-name="P13">This argument is basically the same as for the inode extent. If you consider the mapping entries as metadata of some special file then the same <text:span text:style-name="T203">theoretical model can be applied</text:span>. </text:p>
      <text:p text:style-name="P10"/>
      <text:p text:style-name="P10"/>
      <text:h text:style-name="Heading_20_3" text:outline-level="3">Fsync is not efficient. </text:h>
      <text:p text:style-name="P44"><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6"/>
      <text:p text:style-name="Code_20_Source">int fd = creat("file.new", S_IRUSR|S_IWUSR); </text:p>
      <text:p text:style-name="Code_20_Source">write(fd, buf, <text:span text:style-name="T232">len</text:span>); </text:p>
      <text:p text:style-name="Code_20_Source">fsync(fd); </text:p>
      <text:p text:style-name="Code_20_Source">close(fd); </text:p>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205">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05">POSIX vs Reality</text:span></text:a><text:span text:style-name="T205">. </text:span></text:p>
      <text:p text:style-name="P79">Another example is <text:span text:style-name="T211">a property </text:span>called <text:span text:style-name="T167">safe new file</text:span><text:span text:style-name="T173"> that makes fsync on parent directory unnecessary. SQLite in particular allows to take advantage of this </text:span><text:span text:style-name="T184">and few other </text:span><text:span text:style-name="T173">behavior</text:span><text:span text:style-name="T184">s</text:span><text:span text:style-name="T173"> although it is </text:span><text:span text:style-name="T180">enabled </text:span><text:span text:style-name="T185">only </text:span><text:span text:style-name="T180">on user's request</text:span><text:span text:style-name="T173">. This behavior is common in modern filesystem</text:span><text:span text:style-name="T184">s</text:span><text:span text:style-name="T173"> but </text:span><text:span text:style-name="T181">it is</text:span><text:span text:style-name="T173"> not </text:span><text:span text:style-name="T188">mandated </text:span><text:span text:style-name="T173">by POSIX </text:span><text:span text:style-name="T191">so</text:span><text:span text:style-name="T173"> applications </text:span><text:span text:style-name="T191">should not </text:span><text:span text:style-name="T173">rely on </text:span><text:span text:style-name="T189">t</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text:span><text:span text:style-name="T191">are </text:span><text:span text:style-name="T179">not </text:span><text:span text:style-name="T191">part of the </text:span><text:span text:style-name="T179">standard </text:span><text:span text:style-name="T191">(POSIX). </text:span><text:span text:style-name="T182">Notice that all of the 6 behaviors they describe are met by a filesystem where all operations are </text:span><text:span text:style-name="T183">both </text:span><text:span text:style-name="T182">atomic and ordered, </text:span><text:span text:style-name="T191">as proposed below</text:span><text:span text:style-name="T182">. </text:span><text:span text:style-name="T19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192">described below. </text:span></text:p>
      <text:p text:style-name="P62"/>
      <text:p text:style-name="P55"><text:soft-page-break/>Whatever improvements to filesystems will be made in the future it seems clear that <text:s/>applications will remain to use the approach established by POSIX and filesystems will have to cooperate. <text:span text:style-name="T212">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text:span></text:p>
      <text:p text:style-name="P55">Below we shall consider a new <text:span text:style-name="T206">solution</text:span> to this problem that will keep files correct <text:span text:style-name="T242">whether</text:span> the POSIX <text:span text:style-name="T242">compliant</text:span> approach <text:span text:style-name="T242">is used or not while performance is approaching no use of fsync at all. </text:span></text:p>
      <text:p text:style-name="P54"/>
      <text:p text:style-name="P59">Consider a filesystem where all operations are both atomic and ordered. <text:span text:style-name="T207">Above that fsync calls are implemented as no-op. </text:span></text:p>
      <text:p text:style-name="P59"><text:span text:style-name="T207">We can see that template code remains to keep files consistent. This is due to the fact that application developers (usually) use fsync not to persist data immediately but to persist data before metadata, which is exactly what </text:span><text:span text:style-name="T174">ordering means</text:span><text:span text:style-name="T20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07">documentation</text:span></text:a><text:span text:style-name="T20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Text_20_body"><text:span text:style-name="T245">Persisting ordered operations used to be implemented though ordered persistence. Long time ago blocks were written one at a time (synchronous writes). Operating system <text:s/>buffered changes in memory (</text:span>the buffer cache) <text:span text:style-name="T193">and was the only party that buffered. </text:span>When hard disks started buffering writes <text:span text:style-name="T244">themselves things got broken. System was no longer in a position to tell which blocks were already persisted on the platter and which were still pending. Immediate solution was to implement </text:span><text:span text:style-name="T171">flushing buffers </text:span><text:span text:style-name="T195">th</text:span><text:span text:style-name="T200">r</text:span><text:span text:style-name="T195">ough so called </text:span><text:span text:style-name="T171">draining queue</text:span><text:span text:style-name="T194">. System </text:span><text:span text:style-name="T195">withholded </text:span><text:span text:style-name="T194">all future writes until disk reported that queue was empty. </text:span><text:span text:style-name="T196">When flushing buffers occurred quite often </text:span><text:span text:style-name="T194">this approach basically defeated the purpose of installing buffers in disks </text:span><text:span text:style-name="T196">in the first place. </text:span></text:p>
      <text:p text:style-name="Text_20_body"><text:span text:style-name="T197">Much later another major overhaul of hard disks happened. Up to this moment systems reordered requests </text:span><text:span text:style-name="T198">themselves</text:span><text:span text:style-name="T197">. Buffer cache accumulated blocks to be written and system decided, without much help from the disk, in which order should the disk write </text:span><text:soft-page-break/><text:span text:style-name="T197">them. </text:span><text:span text:style-name="T198">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199">The solution to ensuring order of writes was the same. </text:span></text:p>
      <text:p text:style-name="P60"/>
      <text:p text:style-name="P60">Consider a copy on write scheme where first sector contains address of last persisted <text:span text:style-name="T209">block</text:span> and address of root inode, further sectors contain a continuous stream of data and metadata similar to what a log-structured filesystem would contain. </text:p>
      <text:p text:style-name="P61">Each operation puts more blocks into the stream in a sequential but asynchronous way. Specifically <text:span text:style-name="T220">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22">so far </text:span>because first sector <text:span text:style-name="T213">reliably </text:span>tells us how much data was stored <text:span text:style-name="T221">for sure</text:span>. <text:span text:style-name="T243">The window of changes that can get lost is quite significant, depending on how many changes (or for how long) are accumulated before being sent to disk. Modern filesystems however make this sacrifice on regular basis. </text:span></text:p>
      <text:p text:style-name="P6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10">not before write was persistent. Recovery would have to involve doing a so called </text:span><text:span text:style-name="T168">roll forward</text:span><text:span text:style-name="T175">, scanning the log from last known end forward, looking for intents and verifying checksums. File write intent would have to </text:span><text:span text:style-name="T176">be incorporated into earlier inode during recovery. </text:span><text:span text:style-name="T177">Complexity is added to recovery code but performance </text:span><text:span text:style-name="T190">and utilisation </text:span><text:span text:style-name="T178">gain </text:span><text:span text:style-name="T177">may well be worth it. </text:span></text:p>
      <text:p text:style-name="P63">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23">intents and </text:span>rolling forward ensure that. </text:p>
      <text:p text:style-name="P63"/>
      <text:p text:style-name="P64">Following code would be safe on atomic ordered filesystem <text:span text:style-name="T234">(but not in general)</text:span>: </text:p>
      <text:p text:style-name="P74">int fd = creat("file.new", S_IRUSR|S_IWUSR); </text:p>
      <text:p text:style-name="P74">write(fd, buf, <text:span text:style-name="T232">len</text:span>); </text:p>
      <text:p text:style-name="P74">close(fd); </text:p>
      <text:p text:style-name="P75">rename("file.new", "file"); </text:p>
      <text:p text:style-name="P63"/>
      <text:p text:style-name="P63"/>
      <text:p text:style-name="P63"/>
      <text:p text:style-name="P63"/>
      <text:h text:style-name="Heading_20_3" text:outline-level="3">Encrypting disk blocks is not useful. </text:h>
      <text:p text:style-name="P70"><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text:span><text:soft-page-break/><text:span text:style-name="T140">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24">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25">(</text:span>partially<text:span text:style-name="T225">)</text:span> encrypted filesystem seems to be encrypting filesystem itself and not the block storage device <text:span text:style-name="T233">underneath</text:span>. </text:p>
      <text:p text:style-name="P19"/>
      <text:p text:style-name="P21">Consider a filesystem where encryption is applied to data structures <text:span text:style-name="T230">like inodes and not raw blocks</text:span>. <text:span text:style-name="T226">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27">stored </text:span>in the clear. <text:span text:style-name="T228">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31">unlocking</text:span> would be impossible since without password there is no way to distinguish free space to allocate from, unless space was reserved in advance. <text:span text:style-name="T229">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soft-page-break/></text:p>
      <text:p text:style-name="P12"/>
      <text:h text:style-name="Heading_20_3" text:outline-level="3">Blocks can store less than extents. </text:h>
      <text:p text:style-name="P42"><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41"><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6"/>
      <text:p text:style-name="P43"><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text:soft-page-break/>and querying entries require<text:span text:style-name="T235">s</text:span> <text:span text:style-name="T235">processing </text:span>only one block at a time. Removing or changing an entry require<text:span text:style-name="T235">s</text:span> writing only one block on disk. <text:span text:style-name="T236">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37">At most extent could be aligned to block boundaries wasting only some fragment of the last block, often called a </text:span><text:span text:style-name="T170">tail</text:span><text:span text:style-name="T186">. However if filesystem would allow extents to start and end at byte-aligned addresses then literally no byte would go to waste. </text:span><text:span text:style-name="T187">This is the case with Btrfs filesystem. </text:span></text:p>
      <text:p text:style-name="P65"><draw:frame draw:style-name="fr2" draw:name="Obraz5" text:anchor-type="paragraph" svg:width="10.77cm" svg:height="3.08cm" draw:z-index="7"><draw:image xlink:href="../dirextent.png" xlink:type="simple" xlink:show="embed" xlink:actuate="onLoad"/></draw:frame></text:p>
      <text:p text:style-name="P65">Another example, <text:span text:style-name="T238">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6">Let us consider how a dictionary could be serialized into a blob. Keys can be arbitrarily reordered within the blob because deserialization <text:span text:style-name="T239">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6"/>
      <text:p text:style-name="P67">Normally a 64 bit number occupies exactly that much space, 8 bytes. Varint encoding divides a number into 7 bit chunks starting from least significant bits. 8th bit is used to signal whether <text:span text:style-name="T240">more chunks follow</text:span>. For example, number<text:span text:style-name="T240">s</text:span> 200 <text:span text:style-name="T240">and 100'000 are encoded as below. Each byte is separated with a space and bits are concatenated with a pipe. Chunks are shown in binary system. </text:span></text:p>
      <text:p text:style-name="P68"><draw:frame draw:style-name="fr2" draw:name="Obraz6" text:anchor-type="paragraph" svg:width="14.041cm" svg:height="4.521cm" draw:z-index="8"><draw:image xlink:href="../varint.png" xlink:type="simple" xlink:show="embed" xlink:actuate="onLoad"/></draw:frame></text:p>
      <text:p text:style-name="P68">Varint encoding was developed by Google and used in their serialization framework Protocol Buffers. <text:span text:style-name="T241">See their </text:span><text:a xlink:type="simple" xlink:href="https://developers.google.com/protocol-buffers/docs/encoding"><text:span text:style-name="T241">website</text:span></text:a><text:span text:style-name="T241"> for a communicable explanation. </text:span></text:p>
      <text:p text:style-name="P67"/>
      <text:p text:style-name="P67"><text:soft-page-break/></text:p>
      <text:p text:style-name="P7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73">McKusi84: Marshall Kirk Mckusick, William N. Joy, Samuel J. Leffler, Robert S. Fabry, A Fast File System for UNIX, 1984</text:p>
          <text:p text:style-name="P73">Twee00: Steven Tweedie, EXT3, Journaling Filesystem, 2000, http://olstrans.sourceforge.net/release/OLS2000-ext3/OLS2000-ext3.html</text:p>
          <text:p text:style-name="P73">OSTEP: Remzi H. Arpaci-Dusseau, Andrea C. Arpaci-Dusseau, Operating Systems: Three Easy Pieces, </text:p>
          <text:p text:style-name="P73">Rodeh12: Ohad Rodeh, BTRFS: The Linux B-tree Filesystem, 2012</text:p>
          <text:p text:style-name="P73">ZFS: Jeff Bonwick, Bill Moore, ZFS: The Last Word in File Systems, , </text:p>
          <text:p text:style-name="P73">Agraw07: Nitin Agrawal, William J. Bolosky, John R. Douceur, Jacob R. Lorch, A Five-Year Study of File-System Metadata, 2007</text:p>
          <text:p text:style-name="P73">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0T11:58:50.642953771">2015-09-20</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3H48M49S</meta:editing-duration>
    <meta:editing-cycles>622</meta:editing-cycles>
    <meta:generator>LibreOffice/4.2.8.2$Linux_X86_64 LibreOffice_project/420m0$Build-2</meta:generator>
    <dc:date>2015-09-20T11:58:50.463018545</dc:date>
    <meta:document-statistic meta:table-count="0" meta:image-count="6" meta:object-count="3" meta:page-count="12" meta:paragraph-count="91" meta:word-count="4505" meta:character-count="27578" meta:non-whitespace-character-count="2308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